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XMLPipe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Pipe.end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Pipe.start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Pipe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Pipe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Pipe.startElement( String uri , String loc , String raw , Attributes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Pipe.startDTD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Pipe.ignorableWhitespace( char c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Pipe.characters( char c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Pipe.endElement( String uri , String loc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Pipe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Pipe.comment( char ch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Pipe.star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Pipe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Pipe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Pipe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Pipe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Pipe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